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style:font-name="F" fo:font-size="8pt" style:font-size-complex="8pt"/>
    </style:style>
    <style:style style:name="P7" style:family="paragraph">
      <style:text-properties style:font-name="F" fo:font-size="12pt"/>
    </style:style>
    <style:style style:name="P8" style:family="paragraph">
      <style:text-properties style:font-name="F" fo:font-size="8pt"/>
    </style:style>
    <style:style style:name="T1" style:family="text">
      <style:text-properties style:text-position="super 58%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/>
    </style:style>
    <style:style style:name="T6" style:family="text">
      <style:text-properties style:text-position="43% 100%" fo:font-size="8pt"/>
    </style:style>
    <style:style style:name="gr1" style:family="graphic">
      <style:graphic-properties svg:stroke-width="0.101cm" draw:fill="none" draw:textarea-horizontal-align="center" draw:textarea-vertical-align="middle" fo:padding-top="0.049cm" fo:padding-bottom="0.049cm" fo:padding-left="0.049cm" fo:padding-right="0.049cm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none" svg:stroke-width="0.101cm" svg:stroke-color="#000000" draw:fill="none" draw:fill-color="#ffffff" fo:min-height="0.529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none" svg:stroke-width="0.101cm" svg:stroke-color="#000000" draw:fill="none" draw:fill-color="#ffffff" fo:min-height="0.446cm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none" svg:stroke-width="0.101cm" svg:stroke-color="#000000" draw:fill="none" draw:fill-color="#ffffff" fo:min-height="8.4cm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>
      <style:graphic-properties svg:stroke-width="0.101cm" draw:fill="none" draw:textarea-horizontal-align="center" draw:textarea-vertical-align="middle" fo:padding-top="0.049cm" fo:padding-bottom="0.049cm" fo:padding-left="0.049cm" fo:padding-right="0.049cm" style:run-through="foreground" style:wrap="non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width="0.101cm" svg:stroke-color="#000000" draw:fill="none" draw:fill-color="#ffffff" fo:min-height="0.413cm" style:run-through="foreground" style:wrap="none" style:wrap-contour-mode="full" style:vertical-pos="from-top" style:vertical-rel="paragraph" style:horizontal-pos="from-left" style:horizontal-rel="paragraph"/>
    </style:style>
    <style:style style:name="gr7" style:family="graphic">
      <style:graphic-properties draw:stroke="dash" draw:stroke-dash="Ultrafine_20_Dashed" svg:stroke-width="0cm" svg:stroke-color="#000000" draw:fill="none" draw:fill-color="#ffffff" fo:min-height="7.62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49" draw:style-name="gr6" svg:width="4.448cm" svg:height="0.489cm" svg:x="11.072cm" svg:y="0.536cm"><draw:text-box><text:p>Bidirectional GPIO Port </text:p></draw:text-box></draw:frame><draw:frame text:anchor-type="paragraph" draw:z-index="40" draw:style-name="gr4" draw:text-style-name="P5" svg:width="5.111cm" svg:height="8.4cm" svg:x="11.056cm" svg:y="2.357cm"><draw:text-box><text:p text:style-name="P5"><text:span text:style-name="T4">Foto Frame:</text:span></text:p><text:p text:style-name="P5"><text:span text:style-name="T4">Step 1:</text:span></text:p><text:p text:style-name="P5"><text:span text:style-name="T4"><text:s text:c="2"/></text:span><text:span text:style-name="T4">Write 1111 in pins 3210.</text:span></text:p><text:p text:style-name="P5"><text:span text:style-name="T4"><text:s text:c="2"/></text:span><text:span text:style-name="T4">Read result in pins 7654. (LLLL)</text:span></text:p><text:p text:style-name="P5"><text:span text:style-name="T4"><text:s text:c="2"/></text:span><text:span text:style-name="T4">The Register Have:</text:span></text:p><text:p text:style-name="P5"><text:span text:style-name="T4"><text:s text:c="4"/></text:span><text:span text:style-name="T4">LLLL1111</text:span></text:p><text:p text:style-name="P5"><text:span text:style-name="T4"/></text:p><text:p text:style-name="P5"><text:span text:style-name="T4">Step 2:</text:span></text:p><text:p text:style-name="P5"><text:span text:style-name="T4"><text:s text:c="2"/></text:span><text:span text:style-name="T4">Write 1111 in pins 7654.</text:span></text:p><text:p text:style-name="P5"><text:span text:style-name="T4"><text:s text:c="2"/></text:span><text:span text:style-name="T4">Read result in pins 3210. (CCCC)</text:span></text:p><text:p text:style-name="P5"><text:span text:style-name="T4"><text:s text:c="2"/></text:span><text:span text:style-name="T4">The Register Have:</text:span></text:p><text:p text:style-name="P5"><text:span text:style-name="T4"><text:s text:c="4"/></text:span><text:span text:style-name="T4">1111CCCC</text:span></text:p><text:p text:style-name="P5"><text:span text:style-name="T4">Step 3:</text:span></text:p><text:p text:style-name="P5"><text:span text:style-name="T4"><text:s text:c="2"/></text:span><text:span text:style-name="T4">Apply <text:s/>XOR logic of both results</text:span></text:p><text:p text:style-name="P5"><text:span text:style-name="T4"><text:s text:c="2"/></text:span><text:span text:style-name="T4">LLLL1111 ^ 1111CCCC</text:span></text:p><text:p text:style-name="P5"><text:span text:style-name="T4">Step 4:</text:span></text:p><text:p text:style-name="P5"><text:span text:style-name="T4"><text:s text:c="2"/></text:span><text:span text:style-name="T4">Counter to find 1 of both nibbles and apply shift left (2 bits) of Lines Counter and <text:s/>logic OR with Columns Counter.</text:span></text:p><text:p text:style-name="P5"><text:span text:style-name="T4"><text:s/></text:span></text:p><text:p text:style-name="P5"><text:span text:style-name="T4">Advantages:</text:span></text:p><text:p text:style-name="P5"><text:span text:style-name="T4">We make only two reads and two writes in GPIO port, making key acknowlage faster.</text:span></text:p></draw:text-box></draw:frame><draw:rect text:anchor-type="paragraph" draw:z-index="48" draw:style-name="gr5" draw:text-style-name="P2" svg:width="0.5cm" svg:height="0.5cm" svg:x="14.609cm" svg:y="1.379cm"><text:p text:style-name="P2">0</text:p></draw:rect><draw:rect text:anchor-type="paragraph" draw:z-index="47" draw:style-name="gr5" draw:text-style-name="P2" svg:width="0.5cm" svg:height="0.5cm" svg:x="14.101cm" svg:y="1.379cm"><text:p text:style-name="P2">1</text:p></draw:rect><draw:rect text:anchor-type="paragraph" draw:z-index="46" draw:style-name="gr5" draw:text-style-name="P2" svg:width="0.5cm" svg:height="0.5cm" svg:x="13.593cm" svg:y="1.379cm"><text:p text:style-name="P2">2</text:p></draw:rect><draw:rect text:anchor-type="paragraph" draw:z-index="45" draw:style-name="gr5" draw:text-style-name="P2" svg:width="0.5cm" svg:height="0.5cm" svg:x="13.1cm" svg:y="1.379cm"><text:p text:style-name="P2">3</text:p></draw:rect><draw:rect text:anchor-type="paragraph" draw:z-index="44" draw:style-name="gr5" draw:text-style-name="P2" svg:width="0.5cm" svg:height="0.5cm" svg:x="12.608cm" svg:y="1.379cm"><text:p text:style-name="P2">4</text:p></draw:rect><draw:rect text:anchor-type="paragraph" draw:z-index="43" draw:style-name="gr5" draw:text-style-name="P2" svg:width="0.5cm" svg:height="0.5cm" svg:x="12.1cm" svg:y="1.379cm"><text:p text:style-name="P2">5</text:p></draw:rect><draw:rect text:anchor-type="paragraph" draw:z-index="42" draw:style-name="gr5" draw:text-style-name="P2" svg:width="0.5cm" svg:height="0.5cm" svg:x="11.592cm" svg:y="1.379cm"><text:p text:style-name="P2">6</text:p></draw:rect><draw:rect text:anchor-type="paragraph" draw:z-index="41" draw:style-name="gr5" draw:text-style-name="P2" svg:width="0.5cm" svg:height="0.5cm" svg:x="11.1cm" svg:y="1.379cm"><text:p text:style-name="P2">7</text:p></draw:rect><draw:frame text:anchor-type="paragraph" draw:z-index="39" draw:style-name="gr3" draw:text-style-name="P4" svg:width="0.627cm" svg:height="0.489cm" svg:x="9.666cm" svg:y="7.521cm"><draw:text-box><text:p><text:span text:style-name="T3">15</text:span></text:p></draw:text-box></draw:frame><draw:frame text:anchor-type="paragraph" draw:z-index="38" draw:style-name="gr3" draw:text-style-name="P4" svg:width="0.595cm" svg:height="0.489cm" svg:x="7.698cm" svg:y="7.521cm"><draw:text-box><text:p><text:span text:style-name="T3">14</text:span></text:p></draw:text-box></draw:frame><draw:frame text:anchor-type="paragraph" draw:z-index="37" draw:style-name="gr3" draw:text-style-name="P4" svg:width="0.563cm" svg:height="0.489cm" svg:x="5.729cm" svg:y="7.521cm"><draw:text-box><text:p><text:span text:style-name="T3">13</text:span></text:p></draw:text-box></draw:frame><draw:frame text:anchor-type="paragraph" draw:z-index="36" draw:style-name="gr3" draw:text-style-name="P4" svg:width="0.53cm" svg:height="0.489cm" svg:x="3.762cm" svg:y="7.521cm"><draw:text-box><text:p><text:span text:style-name="T3">12</text:span></text:p></draw:text-box></draw:frame><draw:frame text:anchor-type="paragraph" draw:z-index="35" draw:style-name="gr3" draw:text-style-name="P4" svg:width="0.414cm" svg:height="0.489cm" svg:x="9.88cm" svg:y="5.521cm"><draw:text-box><text:p><text:span text:style-name="T3">11</text:span></text:p></draw:text-box></draw:frame><draw:frame text:anchor-type="paragraph" draw:z-index="34" draw:style-name="gr3" draw:text-style-name="P4" svg:width="0.512cm" svg:height="0.489cm" svg:x="7.781cm" svg:y="5.521cm"><draw:text-box><text:p><text:span text:style-name="T3">10</text:span></text:p></draw:text-box></draw:frame><draw:frame text:anchor-type="paragraph" draw:z-index="33" draw:style-name="gr3" draw:text-style-name="P4" svg:width="0.414cm" svg:height="0.489cm" svg:x="5.879cm" svg:y="5.521cm"><draw:text-box><text:p><text:span text:style-name="T3">9</text:span></text:p></draw:text-box></draw:frame><draw:frame text:anchor-type="paragraph" draw:z-index="32" draw:style-name="gr3" draw:text-style-name="P4" svg:width="0.414cm" svg:height="0.489cm" svg:x="3.879cm" svg:y="5.521cm"><draw:text-box><text:p><text:span text:style-name="T3">8</text:span></text:p></draw:text-box></draw:frame><draw:frame text:anchor-type="paragraph" draw:z-index="31" draw:style-name="gr3" draw:text-style-name="P4" svg:width="0.414cm" svg:height="0.489cm" svg:x="9.88cm" svg:y="3.521cm"><draw:text-box><text:p><text:span text:style-name="T3">7</text:span></text:p></draw:text-box></draw:frame><draw:frame text:anchor-type="paragraph" draw:z-index="30" draw:style-name="gr3" draw:text-style-name="P4" svg:width="0.414cm" svg:height="0.489cm" svg:x="7.879cm" svg:y="3.521cm"><draw:text-box><text:p><text:span text:style-name="T3">6</text:span></text:p></draw:text-box></draw:frame><draw:frame text:anchor-type="paragraph" draw:z-index="29" draw:style-name="gr3" draw:text-style-name="P4" svg:width="0.414cm" svg:height="0.489cm" svg:x="5.879cm" svg:y="3.521cm"><draw:text-box><text:p><text:span text:style-name="T3">5</text:span></text:p></draw:text-box></draw:frame><draw:frame text:anchor-type="paragraph" draw:z-index="28" draw:style-name="gr3" draw:text-style-name="P4" svg:width="0.414cm" svg:height="0.489cm" svg:x="3.879cm" svg:y="3.521cm"><draw:text-box><text:p><text:span text:style-name="T3">4</text:span></text:p></draw:text-box></draw:frame><draw:frame text:anchor-type="paragraph" draw:z-index="27" draw:style-name="gr3" draw:text-style-name="P4" svg:width="0.414cm" svg:height="0.489cm" svg:x="9.88cm" svg:y="1.52cm"><draw:text-box><text:p><text:span text:style-name="T3">3</text:span></text:p></draw:text-box></draw:frame><draw:frame text:anchor-type="paragraph" draw:z-index="26" draw:style-name="gr3" draw:text-style-name="P4" svg:width="0.414cm" svg:height="0.489cm" svg:x="7.879cm" svg:y="1.52cm"><draw:text-box><text:p><text:span text:style-name="T3">2</text:span></text:p></draw:text-box></draw:frame><draw:frame text:anchor-type="paragraph" draw:z-index="25" draw:style-name="gr3" draw:text-style-name="P4" svg:width="0.414cm" svg:height="0.489cm" svg:x="5.879cm" svg:y="1.52cm"><draw:text-box><text:p><text:span text:style-name="T3">1</text:span></text:p></draw:text-box></draw:frame><draw:frame text:anchor-type="paragraph" draw:z-index="24" draw:style-name="gr3" draw:text-style-name="P4" svg:width="0.414cm" svg:height="0.489cm" svg:x="3.879cm" svg:y="1.52cm"><draw:text-box><text:p><text:span text:style-name="T3">0</text:span></text:p></draw:text-box></draw:frame><draw:frame text:anchor-type="paragraph" draw:z-index="23" draw:style-name="gr2" draw:text-style-name="P3" svg:width="0.777cm" svg:height="0.814cm" svg:x="1.251cm" svg:y="7.911cm"><draw:text-box><text:p text:style-name="P3"><text:span text:style-name="T2">11</text:span></text:p></draw:text-box></draw:frame><draw:frame text:anchor-type="paragraph" draw:z-index="22" draw:style-name="gr2" draw:text-style-name="P3" svg:width="0.777cm" svg:height="0.814cm" svg:x="1.251cm" svg:y="5.911cm"><draw:text-box><text:p text:style-name="P3"><text:span text:style-name="T2">10</text:span></text:p></draw:text-box></draw:frame><draw:frame text:anchor-type="paragraph" draw:z-index="21" draw:style-name="gr2" draw:text-style-name="P3" svg:width="0.777cm" svg:height="0.814cm" svg:x="1.251cm" svg:y="3.911cm"><draw:text-box><text:p text:style-name="P3"><text:span text:style-name="T2">01</text:span></text:p></draw:text-box></draw:frame><draw:frame text:anchor-type="paragraph" draw:z-index="20" draw:style-name="gr2" draw:text-style-name="P3" svg:width="0.777cm" svg:height="0.814cm" svg:x="1.251cm" svg:y="1.91cm"><draw:text-box><text:p text:style-name="P3"><text:span text:style-name="T2">00</text:span></text:p></draw:text-box></draw:frame><draw:frame text:anchor-type="paragraph" draw:z-index="19" draw:style-name="gr2" draw:text-style-name="P3" svg:width="0.777cm" svg:height="0.814cm" svg:x="8.904cm" svg:y="0.406cm"><draw:text-box><text:p text:style-name="P3"><text:span text:style-name="T2">11</text:span></text:p></draw:text-box></draw:frame><draw:frame text:anchor-type="paragraph" draw:z-index="18" draw:style-name="gr2" draw:text-style-name="P3" svg:width="0.777cm" svg:height="0.814cm" svg:x="6.904cm" svg:y="0.406cm"><draw:text-box><text:p text:style-name="P3"><text:span text:style-name="T2">10</text:span></text:p></draw:text-box></draw:frame><draw:frame text:anchor-type="paragraph" draw:z-index="17" draw:style-name="gr2" draw:text-style-name="P3" svg:width="0.777cm" svg:height="0.814cm" svg:x="4.904cm" svg:y="0.406cm"><draw:text-box><text:p text:style-name="P3"><text:span text:style-name="T2">01</text:span></text:p></draw:text-box></draw:frame><draw:frame text:anchor-type="paragraph" draw:z-index="16" draw:style-name="gr2" draw:text-style-name="P3" svg:width="0.777cm" svg:height="0.814cm" svg:x="2.903cm" svg:y="0.406cm"><draw:text-box><text:p text:style-name="P3"><text:span text:style-name="T2">00</text:span></text:p></draw:text-box></draw:frame><draw:rect text:anchor-type="paragraph" draw:z-index="15" draw:style-name="gr1" draw:text-style-name="P2" svg:width="2.001cm" svg:height="2.001cm" svg:x="8.421cm" svg:y="7.38cm"><text:p/></draw:rect><draw:rect text:anchor-type="paragraph" draw:z-index="14" draw:style-name="gr1" draw:text-style-name="P2" svg:width="2.001cm" svg:height="2.001cm" svg:x="6.421cm" svg:y="7.38cm"><text:p/></draw:rect><draw:rect text:anchor-type="paragraph" draw:z-index="13" draw:style-name="gr1" draw:text-style-name="P2" svg:width="2.001cm" svg:height="2.001cm" svg:x="4.42cm" svg:y="7.38cm"><text:p/></draw:rect><draw:rect text:anchor-type="paragraph" draw:z-index="12" draw:style-name="gr1" draw:text-style-name="P2" svg:width="2.001cm" svg:height="2.001cm" svg:x="2.42cm" svg:y="7.38cm"><text:p/></draw:rect><draw:rect text:anchor-type="paragraph" draw:z-index="11" draw:style-name="gr1" draw:text-style-name="P2" svg:width="2.001cm" svg:height="2.001cm" svg:x="8.421cm" svg:y="5.38cm"><text:p/></draw:rect><draw:rect text:anchor-type="paragraph" draw:z-index="10" draw:style-name="gr1" draw:text-style-name="P2" svg:width="2.001cm" svg:height="2.001cm" svg:x="6.421cm" svg:y="5.38cm"><text:p/></draw:rect><draw:rect text:anchor-type="paragraph" draw:z-index="9" draw:style-name="gr1" draw:text-style-name="P2" svg:width="2.001cm" svg:height="2.001cm" svg:x="4.42cm" svg:y="5.38cm"><text:p/></draw:rect><draw:rect text:anchor-type="paragraph" draw:z-index="8" draw:style-name="gr1" draw:text-style-name="P2" svg:width="2.001cm" svg:height="2.001cm" svg:x="2.42cm" svg:y="5.38cm"><text:p/></draw:rect><draw:rect text:anchor-type="paragraph" draw:z-index="7" draw:style-name="gr1" draw:text-style-name="P2" svg:width="2.001cm" svg:height="2.001cm" svg:x="8.421cm" svg:y="3.38cm"><text:p/></draw:rect><draw:rect text:anchor-type="paragraph" draw:z-index="6" draw:style-name="gr1" draw:text-style-name="P2" svg:width="2.001cm" svg:height="2.001cm" svg:x="6.421cm" svg:y="3.38cm"><text:p/></draw:rect><draw:rect text:anchor-type="paragraph" draw:z-index="5" draw:style-name="gr1" draw:text-style-name="P2" svg:width="2.001cm" svg:height="2.001cm" svg:x="4.42cm" svg:y="3.38cm"><text:p/></draw:rect><draw:rect text:anchor-type="paragraph" draw:z-index="4" draw:style-name="gr1" draw:text-style-name="P2" svg:width="2.001cm" svg:height="2.001cm" svg:x="2.42cm" svg:y="3.38cm"><text:p/></draw:rect><draw:rect text:anchor-type="paragraph" draw:z-index="3" draw:style-name="gr1" draw:text-style-name="P2" svg:width="2.001cm" svg:height="2.001cm" svg:x="8.421cm" svg:y="1.379cm"><text:p/></draw:rect><draw:rect text:anchor-type="paragraph" draw:z-index="2" draw:style-name="gr1" draw:text-style-name="P2" svg:width="2.001cm" svg:height="2.001cm" svg:x="6.421cm" svg:y="1.379cm"><text:p/></draw:rect><draw:rect text:anchor-type="paragraph" draw:z-index="1" draw:style-name="gr1" draw:text-style-name="P2" svg:width="2.001cm" svg:height="2.001cm" svg:x="4.42cm" svg:y="1.379cm"><text:p/></draw:rect><draw:rect text:anchor-type="paragraph" draw:z-index="0" draw:style-name="gr1" draw:text-style-name="P2" svg:width="2.001cm" svg:height="2.001cm" svg:x="2.42cm" svg:y="1.379cm"><text:p/></draw:rect>Example:</text:p>
      <text:p text:style-name="P1"><draw:frame text:anchor-type="paragraph" draw:z-index="50" draw:style-name="gr7" draw:text-style-name="P6" svg:width="7.391cm" svg:height="11.56cm" svg:x="0.009cm" svg:y="0.09cm"><draw:text-box><text:p text:style-name="P6">We press key 9. Binary Code = 1001 (linecol)</text:p><text:p text:style-name="P7"/><text:p text:style-name="P8">Applying the algorithm:</text:p><text:p text:style-name="P7"/><text:p text:style-name="P8">S1:</text:p><text:p text:style-name="P7"><text:s text:c="2"/><text:span text:style-name="T5">Write 1111 in pins 3210 of the GPIO</text:span></text:p><text:p text:style-name="P7"><text:s text:c="2"/><text:span text:style-name="T5">Read 1011 (third line (top-&gt; down) = third bit)</text:span></text:p><text:p text:style-name="P7"><text:s text:c="2"/><text:span text:style-name="T5">In one register (or byte of one register) we have 1011 1111.</text:span></text:p><text:p text:style-name="P7"/><text:p text:style-name="P8">S2:</text:p><text:p text:style-name="P7"><text:s/><text:span text:style-name="T5">Write 1111 in pins 7654 of the GPIO</text:span></text:p><text:p text:style-name="P7"><text:s text:c="2"/><text:span text:style-name="T5">Read 1101 (second column (left-&gt;right)= second bit)</text:span></text:p><text:p text:style-name="P7"><text:s/><text:span text:style-name="T5">In one register (or bytes of one register) we have 1111 1101.</text:span></text:p><text:p text:style-name="P7"/><text:p text:style-name="P8">S3:</text:p><text:p text:style-name="P7"><text:s/><text:span text:style-name="T5">Applying the XOR between the two bytes</text:span></text:p><text:p text:style-name="P7"><text:s text:c="4"/><text:span text:style-name="T5">1011 1111 ^ <text:s/>1111 1101 = 0100 0010</text:span></text:p><text:p text:style-name="P7"/><text:p text:style-name="P8">S4:</text:p><text:p text:style-name="P7"><text:s/><text:span text:style-name="T5">Apply Conter in nibble high = Lines</text:span></text:p><text:p text:style-name="P8">0100 = 3<text:span text:style-name="T6">rd</text:span> bit = 2 = 10 (conter start at zero for first bit)</text:p><text:p text:style-name="P7"><text:s/><text:span text:style-name="T5">Apply Conter in nibble low = Columns</text:span></text:p><text:p text:style-name="P8">0010 = 2<text:span text:style-name="T6">rd</text:span> bit = 1 = 01 (conter start at zero for first bit)</text:p><text:p text:style-name="P8">Apply Shift Left (2 bits) in Line Conter:</text:p><text:p text:style-name="P8">1000</text:p><text:p text:style-name="P8">Applying the OR between the two result</text:p><text:p text:style-name="P8">1000 | 0001 = 1001 = 9</text:p></draw:text-box></draw:frame><draw:frame text:anchor-type="paragraph" draw:z-index="51" draw:style-name="gr7" draw:text-style-name="P6" svg:width="7.391cm" svg:height="11.56cm" svg:x="8.938cm" svg:y="0.051cm"><draw:text-box><text:p text:style-name="P6">We press key E. Binary Code = 1110 (linecol)</text:p><text:p text:style-name="P7"/><text:p text:style-name="P8">Applying the algorithm:</text:p><text:p text:style-name="P7"/><text:p text:style-name="P8">S1:</text:p><text:p text:style-name="P7"><text:s text:c="2"/><text:span text:style-name="T5">Write 1111 in pins 3210 of the GPIO</text:span></text:p><text:p text:style-name="P7"><text:s text:c="2"/><text:span text:style-name="T5">Read 0111 (fouth line (top-&gt; down) = fourth bit)</text:span></text:p><text:p text:style-name="P7"><text:s text:c="2"/><text:span text:style-name="T5">In one register (or byte of one register) we have 0111 1111.</text:span></text:p><text:p text:style-name="P7"/><text:p text:style-name="P8">S2:</text:p><text:p text:style-name="P7"><text:s/><text:span text:style-name="T5">Write 1111 in pins 7654 of the GPIO</text:span></text:p><text:p text:style-name="P7"><text:s text:c="2"/><text:span text:style-name="T5">Read 1011 (third column (left-&gt;right)= third bit)</text:span></text:p><text:p text:style-name="P7"><text:s/><text:span text:style-name="T5">In one register (or bytes of one register) we have 1111 1011.</text:span></text:p><text:p text:style-name="P7"/><text:p text:style-name="P8">S3:</text:p><text:p text:style-name="P7"><text:s/><text:span text:style-name="T5">Applying the XOR between the two bytes</text:span></text:p><text:p text:style-name="P7"><text:s text:c="4"/><text:span text:style-name="T5">0111 1111 ^ <text:s/>1111 1011 = 1000 0100</text:span></text:p><text:p text:style-name="P7"/><text:p text:style-name="P8">S4:</text:p><text:p text:style-name="P7"><text:s/><text:span text:style-name="T5">Apply Conter in nibble high = Lines</text:span></text:p><text:p text:style-name="P8">1000 = 4<text:span text:style-name="T6">rd</text:span> bit = 3 = 11 (conter start at zero for first bit)</text:p><text:p text:style-name="P7"><text:s/><text:span text:style-name="T5">Apply Conter in nibble low = Columns</text:span></text:p><text:p text:style-name="P8">0100 = 3<text:span text:style-name="T6">rd</text:span> bit = 2 = 10 (conter start at zero for first bit)</text:p><text:p text:style-name="P8">Apply Shift Left (2 bits) in Line Conter:</text:p><text:p text:style-name="P8">1100</text:p><text:p text:style-name="P8">Applying the OR between the two result</text:p><text:p text:style-name="P8">1100 | 0010 = 1110 = 14 = E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Cancelo</meta:initial-creator>
    <meta:creation-date>2010-10-15T08:06:37.34</meta:creation-date>
    <meta:document-statistic meta:table-count="0" meta:image-count="0" meta:object-count="0" meta:page-count="1" meta:paragraph-count="1" meta:word-count="1" meta:character-count="8"/>
    <dc:date>2010-10-15T09:22:51.48</dc:date>
    <dc:creator>Nuno Cancelo</dc:creator>
    <meta:editing-duration>PT00H15M03S</meta:editing-duration>
    <meta:editing-cycles>1</meta:editing-cycles>
    <meta:generator>OpenOffice.org/3.2$Win32 OpenOffice.org_project/320m18$Build-9502</meta:generator>
  </office:meta>
</office:document-meta>
</file>